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100*([.$I4]+[.$N$1])/([.J$3]+[.$N$1])" office:value-type="float" office:value="100" calcext:value-type="float">
            <text:p>100</text:p>
          </table:table-cell>
          <table:table-cell table:formula="of:=100*([.$I4]+[.$N$1])/([.K$3]+[.$N$1])" office:value-type="float" office:value="83.3333333333333" calcext:value-type="float">
            <text:p>83</text:p>
          </table:table-cell>
          <table:table-cell table:formula="of:=100*([.$I4]+[.$N$1])/([.L$3]+[.$N$1])" office:value-type="float" office:value="71.4285714285714" calcext:value-type="float">
            <text:p>71</text:p>
          </table:table-cell>
          <table:table-cell table:formula="of:=100*([.$I4]+[.$N$1])/([.M$3]+[.$N$1])" office:value-type="float" office:value="62.5" calcext:value-type="float">
            <text:p>63</text:p>
          </table:table-cell>
          <table:table-cell table:formula="of:=100*([.$I4]+[.$N$1])/([.N$3]+[.$N$1])" office:value-type="float" office:value="55.5555555555556" calcext:value-type="float">
            <text:p>56</text:p>
          </table:table-cell>
          <table:table-cell table:formula="of:=100*([.$I4]+[.$N$1])/([.O$3]+[.$N$1])" office:value-type="float" office:value="50" calcext:value-type="float">
            <text:p>50</text:p>
          </table:table-cell>
          <table:table-cell table:formula="of:=100*([.$I4]+[.$N$1])/([.P$3]+[.$N$1])" office:value-type="float" office:value="45.4545454545455" calcext:value-type="float">
            <text:p>45</text:p>
          </table:table-cell>
          <table:table-cell table:formula="of:=100*([.$I4]+[.$N$1])/([.Q$3]+[.$N$1])" office:value-type="float" office:value="41.6666666666667" calcext:value-type="float">
            <text:p>42</text:p>
          </table:table-cell>
          <table:table-cell table:formula="of:=100*([.$I4]+[.$N$1])/([.R$3]+[.$N$1])" office:value-type="float" office:value="38.4615384615385" calcext:value-type="float">
            <text:p>38</text:p>
          </table:table-cell>
          <table:table-cell table:formula="of:=100*([.$I4]+[.$N$1])/([.S$3]+[.$N$1])" office:value-type="float" office:value="35.7142857142857" calcext:value-type="float">
            <text:p>36</text:p>
          </table:table-cell>
          <table:table-cell table:formula="of:=100*([.$I4]+[.$N$1])/([.T$3]+[.$N$1])" office:value-type="float" office:value="33.3333333333333" calcext:value-type="float">
            <text:p>33</text:p>
          </table:table-cell>
          <table:table-cell table:formula="of:=100*([.$I4]+[.$N$1])/([.U$3]+[.$N$1])" office:value-type="float" office:value="31.25" calcext:value-type="float">
            <text:p>31</text:p>
          </table:table-cell>
          <table:table-cell table:formula="of:=100*([.$I4]+[.$N$1])/([.V$3]+[.$N$1])" office:value-type="float" office:value="29.4117647058823" calcext:value-type="float">
            <text:p>29</text:p>
          </table:table-cell>
          <table:table-cell table:formula="of:=100*([.$I4]+[.$N$1])/([.W$3]+[.$N$1])" office:value-type="float" office:value="27.7777777777778" calcext:value-type="float">
            <text:p>28</text:p>
          </table:table-cell>
          <table:table-cell table:formula="of:=100*([.$I4]+[.$N$1])/([.X$3]+[.$N$1])" office:value-type="float" office:value="26.3157894736842" calcext:value-type="float">
            <text:p>26</text:p>
          </table:table-cell>
          <table:table-cell table:formula="of:=100*([.$I4]+[.$N$1])/([.Y$3]+[.$N$1])" office:value-type="float" office:value="25" calcext:value-type="float">
            <text:p>25</text:p>
          </table:table-cell>
          <table:table-cell table:formula="of:=100*([.$I4]+[.$N$1])/([.Z$3]+[.$N$1])" office:value-type="float" office:value="23.8095238095238" calcext:value-type="float">
            <text:p>24</text:p>
          </table:table-cell>
          <table:table-cell table:formula="of:=100*([.$I4]+[.$N$1])/([.AA$3]+[.$N$1])" office:value-type="float" office:value="22.7272727272727" calcext:value-type="float">
            <text:p>23</text:p>
          </table:table-cell>
          <table:table-cell table:formula="of:=100*([.$I4]+[.$N$1])/([.AB$3]+[.$N$1])" office:value-type="float" office:value="21.7391304347826" calcext:value-type="float">
            <text:p>22</text:p>
          </table:table-cell>
          <table:table-cell table:formula="of:=100*([.$I4]+[.$N$1])/([.AC$3]+[.$N$1])" office:value-type="float" office:value="20.8333333333333" calcext:value-type="float">
            <text:p>21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100*([.$I5]+[.$N$1])/([.J$3]+[.$N$1])" office:value-type="float" office:value="120" calcext:value-type="float">
            <text:p>120</text:p>
          </table:table-cell>
          <table:table-cell table:formula="of:=100*([.$I5]+[.$N$1])/([.K$3]+[.$N$1])" office:value-type="float" office:value="100" calcext:value-type="float">
            <text:p>100</text:p>
          </table:table-cell>
          <table:table-cell table:formula="of:=100*([.$I5]+[.$N$1])/([.L$3]+[.$N$1])" office:value-type="float" office:value="85.7142857142857" calcext:value-type="float">
            <text:p>86</text:p>
          </table:table-cell>
          <table:table-cell table:formula="of:=100*([.$I5]+[.$N$1])/([.M$3]+[.$N$1])" office:value-type="float" office:value="75" calcext:value-type="float">
            <text:p>75</text:p>
          </table:table-cell>
          <table:table-cell table:formula="of:=100*([.$I5]+[.$N$1])/([.N$3]+[.$N$1])" office:value-type="float" office:value="66.6666666666667" calcext:value-type="float">
            <text:p>67</text:p>
          </table:table-cell>
          <table:table-cell table:formula="of:=100*([.$I5]+[.$N$1])/([.O$3]+[.$N$1])" office:value-type="float" office:value="60" calcext:value-type="float">
            <text:p>60</text:p>
          </table:table-cell>
          <table:table-cell table:formula="of:=100*([.$I5]+[.$N$1])/([.P$3]+[.$N$1])" office:value-type="float" office:value="54.5454545454546" calcext:value-type="float">
            <text:p>55</text:p>
          </table:table-cell>
          <table:table-cell table:formula="of:=100*([.$I5]+[.$N$1])/([.Q$3]+[.$N$1])" office:value-type="float" office:value="50" calcext:value-type="float">
            <text:p>50</text:p>
          </table:table-cell>
          <table:table-cell table:formula="of:=100*([.$I5]+[.$N$1])/([.R$3]+[.$N$1])" office:value-type="float" office:value="46.1538461538462" calcext:value-type="float">
            <text:p>46</text:p>
          </table:table-cell>
          <table:table-cell table:formula="of:=100*([.$I5]+[.$N$1])/([.S$3]+[.$N$1])" office:value-type="float" office:value="42.8571428571429" calcext:value-type="float">
            <text:p>43</text:p>
          </table:table-cell>
          <table:table-cell table:formula="of:=100*([.$I5]+[.$N$1])/([.T$3]+[.$N$1])" office:value-type="float" office:value="40" calcext:value-type="float">
            <text:p>40</text:p>
          </table:table-cell>
          <table:table-cell table:formula="of:=100*([.$I5]+[.$N$1])/([.U$3]+[.$N$1])" office:value-type="float" office:value="37.5" calcext:value-type="float">
            <text:p>38</text:p>
          </table:table-cell>
          <table:table-cell table:formula="of:=100*([.$I5]+[.$N$1])/([.V$3]+[.$N$1])" office:value-type="float" office:value="35.2941176470588" calcext:value-type="float">
            <text:p>35</text:p>
          </table:table-cell>
          <table:table-cell table:formula="of:=100*([.$I5]+[.$N$1])/([.W$3]+[.$N$1])" office:value-type="float" office:value="33.3333333333333" calcext:value-type="float">
            <text:p>33</text:p>
          </table:table-cell>
          <table:table-cell table:formula="of:=100*([.$I5]+[.$N$1])/([.X$3]+[.$N$1])" office:value-type="float" office:value="31.5789473684211" calcext:value-type="float">
            <text:p>32</text:p>
          </table:table-cell>
          <table:table-cell table:formula="of:=100*([.$I5]+[.$N$1])/([.Y$3]+[.$N$1])" office:value-type="float" office:value="30" calcext:value-type="float">
            <text:p>30</text:p>
          </table:table-cell>
          <table:table-cell table:formula="of:=100*([.$I5]+[.$N$1])/([.Z$3]+[.$N$1])" office:value-type="float" office:value="28.5714285714286" calcext:value-type="float">
            <text:p>29</text:p>
          </table:table-cell>
          <table:table-cell table:formula="of:=100*([.$I5]+[.$N$1])/([.AA$3]+[.$N$1])" office:value-type="float" office:value="27.2727272727273" calcext:value-type="float">
            <text:p>27</text:p>
          </table:table-cell>
          <table:table-cell table:formula="of:=100*([.$I5]+[.$N$1])/([.AB$3]+[.$N$1])" office:value-type="float" office:value="26.0869565217391" calcext:value-type="float">
            <text:p>26</text:p>
          </table:table-cell>
          <table:table-cell table:formula="of:=100*([.$I5]+[.$N$1])/([.AC$3]+[.$N$1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100*([.$I6]+[.$N$1])/([.J$3]+[.$N$1])" office:value-type="float" office:value="140" calcext:value-type="float">
            <text:p>140</text:p>
          </table:table-cell>
          <table:table-cell table:formula="of:=100*([.$I6]+[.$N$1])/([.K$3]+[.$N$1])" office:value-type="float" office:value="116.666666666667" calcext:value-type="float">
            <text:p>117</text:p>
          </table:table-cell>
          <table:table-cell table:formula="of:=100*([.$I6]+[.$N$1])/([.L$3]+[.$N$1])" office:value-type="float" office:value="100" calcext:value-type="float">
            <text:p>100</text:p>
          </table:table-cell>
          <table:table-cell table:formula="of:=100*([.$I6]+[.$N$1])/([.M$3]+[.$N$1])" office:value-type="float" office:value="87.5" calcext:value-type="float">
            <text:p>88</text:p>
          </table:table-cell>
          <table:table-cell table:formula="of:=100*([.$I6]+[.$N$1])/([.N$3]+[.$N$1])" office:value-type="float" office:value="77.7777777777778" calcext:value-type="float">
            <text:p>78</text:p>
          </table:table-cell>
          <table:table-cell table:formula="of:=100*([.$I6]+[.$N$1])/([.O$3]+[.$N$1])" office:value-type="float" office:value="70" calcext:value-type="float">
            <text:p>70</text:p>
          </table:table-cell>
          <table:table-cell table:formula="of:=100*([.$I6]+[.$N$1])/([.P$3]+[.$N$1])" office:value-type="float" office:value="63.6363636363636" calcext:value-type="float">
            <text:p>64</text:p>
          </table:table-cell>
          <table:table-cell table:formula="of:=100*([.$I6]+[.$N$1])/([.Q$3]+[.$N$1])" office:value-type="float" office:value="58.3333333333333" calcext:value-type="float">
            <text:p>58</text:p>
          </table:table-cell>
          <table:table-cell table:formula="of:=100*([.$I6]+[.$N$1])/([.R$3]+[.$N$1])" office:value-type="float" office:value="53.8461538461539" calcext:value-type="float">
            <text:p>54</text:p>
          </table:table-cell>
          <table:table-cell table:formula="of:=100*([.$I6]+[.$N$1])/([.S$3]+[.$N$1])" office:value-type="float" office:value="50" calcext:value-type="float">
            <text:p>50</text:p>
          </table:table-cell>
          <table:table-cell table:formula="of:=100*([.$I6]+[.$N$1])/([.T$3]+[.$N$1])" office:value-type="float" office:value="46.6666666666667" calcext:value-type="float">
            <text:p>47</text:p>
          </table:table-cell>
          <table:table-cell table:formula="of:=100*([.$I6]+[.$N$1])/([.U$3]+[.$N$1])" office:value-type="float" office:value="43.75" calcext:value-type="float">
            <text:p>44</text:p>
          </table:table-cell>
          <table:table-cell table:formula="of:=100*([.$I6]+[.$N$1])/([.V$3]+[.$N$1])" office:value-type="float" office:value="41.1764705882353" calcext:value-type="float">
            <text:p>41</text:p>
          </table:table-cell>
          <table:table-cell table:formula="of:=100*([.$I6]+[.$N$1])/([.W$3]+[.$N$1])" office:value-type="float" office:value="38.8888888888889" calcext:value-type="float">
            <text:p>39</text:p>
          </table:table-cell>
          <table:table-cell table:formula="of:=100*([.$I6]+[.$N$1])/([.X$3]+[.$N$1])" office:value-type="float" office:value="36.8421052631579" calcext:value-type="float">
            <text:p>37</text:p>
          </table:table-cell>
          <table:table-cell table:formula="of:=100*([.$I6]+[.$N$1])/([.Y$3]+[.$N$1])" office:value-type="float" office:value="35" calcext:value-type="float">
            <text:p>35</text:p>
          </table:table-cell>
          <table:table-cell table:formula="of:=100*([.$I6]+[.$N$1])/([.Z$3]+[.$N$1])" office:value-type="float" office:value="33.3333333333333" calcext:value-type="float">
            <text:p>33</text:p>
          </table:table-cell>
          <table:table-cell table:formula="of:=100*([.$I6]+[.$N$1])/([.AA$3]+[.$N$1])" office:value-type="float" office:value="31.8181818181818" calcext:value-type="float">
            <text:p>32</text:p>
          </table:table-cell>
          <table:table-cell table:formula="of:=100*([.$I6]+[.$N$1])/([.AB$3]+[.$N$1])" office:value-type="float" office:value="30.4347826086957" calcext:value-type="float">
            <text:p>30</text:p>
          </table:table-cell>
          <table:table-cell table:formula="of:=100*([.$I6]+[.$N$1])/([.AC$3]+[.$N$1])" office:value-type="float" office:value="29.1666666666667" calcext:value-type="float">
            <text:p>2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100*([.$I7]+[.$N$1])/([.J$3]+[.$N$1])" office:value-type="float" office:value="160" calcext:value-type="float">
            <text:p>160</text:p>
          </table:table-cell>
          <table:table-cell table:formula="of:=100*([.$I7]+[.$N$1])/([.K$3]+[.$N$1])" office:value-type="float" office:value="133.333333333333" calcext:value-type="float">
            <text:p>133</text:p>
          </table:table-cell>
          <table:table-cell table:formula="of:=100*([.$I7]+[.$N$1])/([.L$3]+[.$N$1])" office:value-type="float" office:value="114.285714285714" calcext:value-type="float">
            <text:p>114</text:p>
          </table:table-cell>
          <table:table-cell table:formula="of:=100*([.$I7]+[.$N$1])/([.M$3]+[.$N$1])" office:value-type="float" office:value="100" calcext:value-type="float">
            <text:p>100</text:p>
          </table:table-cell>
          <table:table-cell table:formula="of:=100*([.$I7]+[.$N$1])/([.N$3]+[.$N$1])" office:value-type="float" office:value="88.8888888888889" calcext:value-type="float">
            <text:p>89</text:p>
          </table:table-cell>
          <table:table-cell table:formula="of:=100*([.$I7]+[.$N$1])/([.O$3]+[.$N$1])" office:value-type="float" office:value="80" calcext:value-type="float">
            <text:p>80</text:p>
          </table:table-cell>
          <table:table-cell table:formula="of:=100*([.$I7]+[.$N$1])/([.P$3]+[.$N$1])" office:value-type="float" office:value="72.7272727272727" calcext:value-type="float">
            <text:p>73</text:p>
          </table:table-cell>
          <table:table-cell table:formula="of:=100*([.$I7]+[.$N$1])/([.Q$3]+[.$N$1])" office:value-type="float" office:value="66.6666666666667" calcext:value-type="float">
            <text:p>67</text:p>
          </table:table-cell>
          <table:table-cell table:formula="of:=100*([.$I7]+[.$N$1])/([.R$3]+[.$N$1])" office:value-type="float" office:value="61.5384615384615" calcext:value-type="float">
            <text:p>62</text:p>
          </table:table-cell>
          <table:table-cell table:formula="of:=100*([.$I7]+[.$N$1])/([.S$3]+[.$N$1])" office:value-type="float" office:value="57.1428571428571" calcext:value-type="float">
            <text:p>57</text:p>
          </table:table-cell>
          <table:table-cell table:formula="of:=100*([.$I7]+[.$N$1])/([.T$3]+[.$N$1])" office:value-type="float" office:value="53.3333333333333" calcext:value-type="float">
            <text:p>53</text:p>
          </table:table-cell>
          <table:table-cell table:formula="of:=100*([.$I7]+[.$N$1])/([.U$3]+[.$N$1])" office:value-type="float" office:value="50" calcext:value-type="float">
            <text:p>50</text:p>
          </table:table-cell>
          <table:table-cell table:formula="of:=100*([.$I7]+[.$N$1])/([.V$3]+[.$N$1])" office:value-type="float" office:value="47.0588235294118" calcext:value-type="float">
            <text:p>47</text:p>
          </table:table-cell>
          <table:table-cell table:formula="of:=100*([.$I7]+[.$N$1])/([.W$3]+[.$N$1])" office:value-type="float" office:value="44.4444444444444" calcext:value-type="float">
            <text:p>44</text:p>
          </table:table-cell>
          <table:table-cell table:formula="of:=100*([.$I7]+[.$N$1])/([.X$3]+[.$N$1])" office:value-type="float" office:value="42.1052631578947" calcext:value-type="float">
            <text:p>42</text:p>
          </table:table-cell>
          <table:table-cell table:formula="of:=100*([.$I7]+[.$N$1])/([.Y$3]+[.$N$1])" office:value-type="float" office:value="40" calcext:value-type="float">
            <text:p>40</text:p>
          </table:table-cell>
          <table:table-cell table:formula="of:=100*([.$I7]+[.$N$1])/([.Z$3]+[.$N$1])" office:value-type="float" office:value="38.0952380952381" calcext:value-type="float">
            <text:p>38</text:p>
          </table:table-cell>
          <table:table-cell table:formula="of:=100*([.$I7]+[.$N$1])/([.AA$3]+[.$N$1])" office:value-type="float" office:value="36.3636363636364" calcext:value-type="float">
            <text:p>36</text:p>
          </table:table-cell>
          <table:table-cell table:formula="of:=100*([.$I7]+[.$N$1])/([.AB$3]+[.$N$1])" office:value-type="float" office:value="34.7826086956522" calcext:value-type="float">
            <text:p>35</text:p>
          </table:table-cell>
          <table:table-cell table:formula="of:=100*([.$I7]+[.$N$1])/([.AC$3]+[.$N$1])" office:value-type="float" office:value="33.3333333333333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100*([.$I8]+[.$N$1])/([.J$3]+[.$N$1])" office:value-type="float" office:value="180" calcext:value-type="float">
            <text:p>180</text:p>
          </table:table-cell>
          <table:table-cell table:formula="of:=100*([.$I8]+[.$N$1])/([.K$3]+[.$N$1])" office:value-type="float" office:value="150" calcext:value-type="float">
            <text:p>150</text:p>
          </table:table-cell>
          <table:table-cell table:formula="of:=100*([.$I8]+[.$N$1])/([.L$3]+[.$N$1])" office:value-type="float" office:value="128.571428571429" calcext:value-type="float">
            <text:p>129</text:p>
          </table:table-cell>
          <table:table-cell table:formula="of:=100*([.$I8]+[.$N$1])/([.M$3]+[.$N$1])" office:value-type="float" office:value="112.5" calcext:value-type="float">
            <text:p>113</text:p>
          </table:table-cell>
          <table:table-cell table:formula="of:=100*([.$I8]+[.$N$1])/([.N$3]+[.$N$1])" office:value-type="float" office:value="100" calcext:value-type="float">
            <text:p>100</text:p>
          </table:table-cell>
          <table:table-cell table:formula="of:=100*([.$I8]+[.$N$1])/([.O$3]+[.$N$1])" office:value-type="float" office:value="90" calcext:value-type="float">
            <text:p>90</text:p>
          </table:table-cell>
          <table:table-cell table:formula="of:=100*([.$I8]+[.$N$1])/([.P$3]+[.$N$1])" office:value-type="float" office:value="81.8181818181818" calcext:value-type="float">
            <text:p>82</text:p>
          </table:table-cell>
          <table:table-cell table:formula="of:=100*([.$I8]+[.$N$1])/([.Q$3]+[.$N$1])" office:value-type="float" office:value="75" calcext:value-type="float">
            <text:p>75</text:p>
          </table:table-cell>
          <table:table-cell table:formula="of:=100*([.$I8]+[.$N$1])/([.R$3]+[.$N$1])" office:value-type="float" office:value="69.2307692307692" calcext:value-type="float">
            <text:p>69</text:p>
          </table:table-cell>
          <table:table-cell table:formula="of:=100*([.$I8]+[.$N$1])/([.S$3]+[.$N$1])" office:value-type="float" office:value="64.2857142857143" calcext:value-type="float">
            <text:p>64</text:p>
          </table:table-cell>
          <table:table-cell table:formula="of:=100*([.$I8]+[.$N$1])/([.T$3]+[.$N$1])" office:value-type="float" office:value="60" calcext:value-type="float">
            <text:p>60</text:p>
          </table:table-cell>
          <table:table-cell table:formula="of:=100*([.$I8]+[.$N$1])/([.U$3]+[.$N$1])" office:value-type="float" office:value="56.25" calcext:value-type="float">
            <text:p>56</text:p>
          </table:table-cell>
          <table:table-cell table:formula="of:=100*([.$I8]+[.$N$1])/([.V$3]+[.$N$1])" office:value-type="float" office:value="52.9411764705882" calcext:value-type="float">
            <text:p>53</text:p>
          </table:table-cell>
          <table:table-cell table:formula="of:=100*([.$I8]+[.$N$1])/([.W$3]+[.$N$1])" office:value-type="float" office:value="50" calcext:value-type="float">
            <text:p>50</text:p>
          </table:table-cell>
          <table:table-cell table:formula="of:=100*([.$I8]+[.$N$1])/([.X$3]+[.$N$1])" office:value-type="float" office:value="47.3684210526316" calcext:value-type="float">
            <text:p>47</text:p>
          </table:table-cell>
          <table:table-cell table:formula="of:=100*([.$I8]+[.$N$1])/([.Y$3]+[.$N$1])" office:value-type="float" office:value="45" calcext:value-type="float">
            <text:p>45</text:p>
          </table:table-cell>
          <table:table-cell table:formula="of:=100*([.$I8]+[.$N$1])/([.Z$3]+[.$N$1])" office:value-type="float" office:value="42.8571428571429" calcext:value-type="float">
            <text:p>43</text:p>
          </table:table-cell>
          <table:table-cell table:formula="of:=100*([.$I8]+[.$N$1])/([.AA$3]+[.$N$1])" office:value-type="float" office:value="40.9090909090909" calcext:value-type="float">
            <text:p>41</text:p>
          </table:table-cell>
          <table:table-cell table:formula="of:=100*([.$I8]+[.$N$1])/([.AB$3]+[.$N$1])" office:value-type="float" office:value="39.1304347826087" calcext:value-type="float">
            <text:p>39</text:p>
          </table:table-cell>
          <table:table-cell table:formula="of:=100*([.$I8]+[.$N$1])/([.AC$3]+[.$N$1])" office:value-type="float" office:value="37.5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100*([.$I9]+[.$N$1])/([.J$3]+[.$N$1])" office:value-type="float" office:value="200" calcext:value-type="float">
            <text:p>200</text:p>
          </table:table-cell>
          <table:table-cell table:formula="of:=100*([.$I9]+[.$N$1])/([.K$3]+[.$N$1])" office:value-type="float" office:value="166.666666666667" calcext:value-type="float">
            <text:p>167</text:p>
          </table:table-cell>
          <table:table-cell table:formula="of:=100*([.$I9]+[.$N$1])/([.L$3]+[.$N$1])" office:value-type="float" office:value="142.857142857143" calcext:value-type="float">
            <text:p>143</text:p>
          </table:table-cell>
          <table:table-cell table:formula="of:=100*([.$I9]+[.$N$1])/([.M$3]+[.$N$1])" office:value-type="float" office:value="125" calcext:value-type="float">
            <text:p>125</text:p>
          </table:table-cell>
          <table:table-cell table:formula="of:=100*([.$I9]+[.$N$1])/([.N$3]+[.$N$1])" office:value-type="float" office:value="111.111111111111" calcext:value-type="float">
            <text:p>111</text:p>
          </table:table-cell>
          <table:table-cell table:formula="of:=100*([.$I9]+[.$N$1])/([.O$3]+[.$N$1])" office:value-type="float" office:value="100" calcext:value-type="float">
            <text:p>100</text:p>
          </table:table-cell>
          <table:table-cell table:formula="of:=100*([.$I9]+[.$N$1])/([.P$3]+[.$N$1])" office:value-type="float" office:value="90.9090909090909" calcext:value-type="float">
            <text:p>91</text:p>
          </table:table-cell>
          <table:table-cell table:formula="of:=100*([.$I9]+[.$N$1])/([.Q$3]+[.$N$1])" office:value-type="float" office:value="83.3333333333333" calcext:value-type="float">
            <text:p>83</text:p>
          </table:table-cell>
          <table:table-cell table:formula="of:=100*([.$I9]+[.$N$1])/([.R$3]+[.$N$1])" office:value-type="float" office:value="76.9230769230769" calcext:value-type="float">
            <text:p>77</text:p>
          </table:table-cell>
          <table:table-cell table:formula="of:=100*([.$I9]+[.$N$1])/([.S$3]+[.$N$1])" office:value-type="float" office:value="71.4285714285714" calcext:value-type="float">
            <text:p>71</text:p>
          </table:table-cell>
          <table:table-cell table:formula="of:=100*([.$I9]+[.$N$1])/([.T$3]+[.$N$1])" office:value-type="float" office:value="66.6666666666667" calcext:value-type="float">
            <text:p>67</text:p>
          </table:table-cell>
          <table:table-cell table:formula="of:=100*([.$I9]+[.$N$1])/([.U$3]+[.$N$1])" office:value-type="float" office:value="62.5" calcext:value-type="float">
            <text:p>63</text:p>
          </table:table-cell>
          <table:table-cell table:formula="of:=100*([.$I9]+[.$N$1])/([.V$3]+[.$N$1])" office:value-type="float" office:value="58.8235294117647" calcext:value-type="float">
            <text:p>59</text:p>
          </table:table-cell>
          <table:table-cell table:formula="of:=100*([.$I9]+[.$N$1])/([.W$3]+[.$N$1])" office:value-type="float" office:value="55.5555555555556" calcext:value-type="float">
            <text:p>56</text:p>
          </table:table-cell>
          <table:table-cell table:formula="of:=100*([.$I9]+[.$N$1])/([.X$3]+[.$N$1])" office:value-type="float" office:value="52.6315789473684" calcext:value-type="float">
            <text:p>53</text:p>
          </table:table-cell>
          <table:table-cell table:formula="of:=100*([.$I9]+[.$N$1])/([.Y$3]+[.$N$1])" office:value-type="float" office:value="50" calcext:value-type="float">
            <text:p>50</text:p>
          </table:table-cell>
          <table:table-cell table:formula="of:=100*([.$I9]+[.$N$1])/([.Z$3]+[.$N$1])" office:value-type="float" office:value="47.6190476190476" calcext:value-type="float">
            <text:p>48</text:p>
          </table:table-cell>
          <table:table-cell table:formula="of:=100*([.$I9]+[.$N$1])/([.AA$3]+[.$N$1])" office:value-type="float" office:value="45.4545454545455" calcext:value-type="float">
            <text:p>45</text:p>
          </table:table-cell>
          <table:table-cell table:formula="of:=100*([.$I9]+[.$N$1])/([.AB$3]+[.$N$1])" office:value-type="float" office:value="43.4782608695652" calcext:value-type="float">
            <text:p>43</text:p>
          </table:table-cell>
          <table:table-cell table:formula="of:=100*([.$I9]+[.$N$1])/([.AC$3]+[.$N$1])" office:value-type="float" office:value="41.6666666666667" calcext:value-type="float">
            <text:p>42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100*([.$I10]+[.$N$1])/([.J$3]+[.$N$1])" office:value-type="float" office:value="220" calcext:value-type="float">
            <text:p>220</text:p>
          </table:table-cell>
          <table:table-cell table:formula="of:=100*([.$I10]+[.$N$1])/([.K$3]+[.$N$1])" office:value-type="float" office:value="183.333333333333" calcext:value-type="float">
            <text:p>183</text:p>
          </table:table-cell>
          <table:table-cell table:formula="of:=100*([.$I10]+[.$N$1])/([.L$3]+[.$N$1])" office:value-type="float" office:value="157.142857142857" calcext:value-type="float">
            <text:p>157</text:p>
          </table:table-cell>
          <table:table-cell table:formula="of:=100*([.$I10]+[.$N$1])/([.M$3]+[.$N$1])" office:value-type="float" office:value="137.5" calcext:value-type="float">
            <text:p>138</text:p>
          </table:table-cell>
          <table:table-cell table:formula="of:=100*([.$I10]+[.$N$1])/([.N$3]+[.$N$1])" office:value-type="float" office:value="122.222222222222" calcext:value-type="float">
            <text:p>122</text:p>
          </table:table-cell>
          <table:table-cell table:formula="of:=100*([.$I10]+[.$N$1])/([.O$3]+[.$N$1])" office:value-type="float" office:value="110" calcext:value-type="float">
            <text:p>110</text:p>
          </table:table-cell>
          <table:table-cell table:formula="of:=100*([.$I10]+[.$N$1])/([.P$3]+[.$N$1])" office:value-type="float" office:value="100" calcext:value-type="float">
            <text:p>100</text:p>
          </table:table-cell>
          <table:table-cell table:formula="of:=100*([.$I10]+[.$N$1])/([.Q$3]+[.$N$1])" office:value-type="float" office:value="91.6666666666667" calcext:value-type="float">
            <text:p>92</text:p>
          </table:table-cell>
          <table:table-cell table:formula="of:=100*([.$I10]+[.$N$1])/([.R$3]+[.$N$1])" office:value-type="float" office:value="84.6153846153846" calcext:value-type="float">
            <text:p>85</text:p>
          </table:table-cell>
          <table:table-cell table:formula="of:=100*([.$I10]+[.$N$1])/([.S$3]+[.$N$1])" office:value-type="float" office:value="78.5714285714286" calcext:value-type="float">
            <text:p>79</text:p>
          </table:table-cell>
          <table:table-cell table:formula="of:=100*([.$I10]+[.$N$1])/([.T$3]+[.$N$1])" office:value-type="float" office:value="73.3333333333333" calcext:value-type="float">
            <text:p>73</text:p>
          </table:table-cell>
          <table:table-cell table:formula="of:=100*([.$I10]+[.$N$1])/([.U$3]+[.$N$1])" office:value-type="float" office:value="68.75" calcext:value-type="float">
            <text:p>69</text:p>
          </table:table-cell>
          <table:table-cell table:formula="of:=100*([.$I10]+[.$N$1])/([.V$3]+[.$N$1])" office:value-type="float" office:value="64.7058823529412" calcext:value-type="float">
            <text:p>65</text:p>
          </table:table-cell>
          <table:table-cell table:formula="of:=100*([.$I10]+[.$N$1])/([.W$3]+[.$N$1])" office:value-type="float" office:value="61.1111111111111" calcext:value-type="float">
            <text:p>61</text:p>
          </table:table-cell>
          <table:table-cell table:formula="of:=100*([.$I10]+[.$N$1])/([.X$3]+[.$N$1])" office:value-type="float" office:value="57.8947368421053" calcext:value-type="float">
            <text:p>58</text:p>
          </table:table-cell>
          <table:table-cell table:formula="of:=100*([.$I10]+[.$N$1])/([.Y$3]+[.$N$1])" office:value-type="float" office:value="55" calcext:value-type="float">
            <text:p>55</text:p>
          </table:table-cell>
          <table:table-cell table:formula="of:=100*([.$I10]+[.$N$1])/([.Z$3]+[.$N$1])" office:value-type="float" office:value="52.3809523809524" calcext:value-type="float">
            <text:p>52</text:p>
          </table:table-cell>
          <table:table-cell table:formula="of:=100*([.$I10]+[.$N$1])/([.AA$3]+[.$N$1])" office:value-type="float" office:value="50" calcext:value-type="float">
            <text:p>50</text:p>
          </table:table-cell>
          <table:table-cell table:formula="of:=100*([.$I10]+[.$N$1])/([.AB$3]+[.$N$1])" office:value-type="float" office:value="47.8260869565217" calcext:value-type="float">
            <text:p>48</text:p>
          </table:table-cell>
          <table:table-cell table:formula="of:=100*([.$I10]+[.$N$1])/([.AC$3]+[.$N$1])" office:value-type="float" office:value="45.8333333333333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100*([.$I11]+[.$N$1])/([.J$3]+[.$N$1])" office:value-type="float" office:value="240" calcext:value-type="float">
            <text:p>240</text:p>
          </table:table-cell>
          <table:table-cell table:formula="of:=100*([.$I11]+[.$N$1])/([.K$3]+[.$N$1])" office:value-type="float" office:value="200" calcext:value-type="float">
            <text:p>200</text:p>
          </table:table-cell>
          <table:table-cell table:formula="of:=100*([.$I11]+[.$N$1])/([.L$3]+[.$N$1])" office:value-type="float" office:value="171.428571428571" calcext:value-type="float">
            <text:p>171</text:p>
          </table:table-cell>
          <table:table-cell table:formula="of:=100*([.$I11]+[.$N$1])/([.M$3]+[.$N$1])" office:value-type="float" office:value="150" calcext:value-type="float">
            <text:p>150</text:p>
          </table:table-cell>
          <table:table-cell table:formula="of:=100*([.$I11]+[.$N$1])/([.N$3]+[.$N$1])" office:value-type="float" office:value="133.333333333333" calcext:value-type="float">
            <text:p>133</text:p>
          </table:table-cell>
          <table:table-cell table:formula="of:=100*([.$I11]+[.$N$1])/([.O$3]+[.$N$1])" office:value-type="float" office:value="120" calcext:value-type="float">
            <text:p>120</text:p>
          </table:table-cell>
          <table:table-cell table:formula="of:=100*([.$I11]+[.$N$1])/([.P$3]+[.$N$1])" office:value-type="float" office:value="109.090909090909" calcext:value-type="float">
            <text:p>109</text:p>
          </table:table-cell>
          <table:table-cell table:formula="of:=100*([.$I11]+[.$N$1])/([.Q$3]+[.$N$1])" office:value-type="float" office:value="100" calcext:value-type="float">
            <text:p>100</text:p>
          </table:table-cell>
          <table:table-cell table:formula="of:=100*([.$I11]+[.$N$1])/([.R$3]+[.$N$1])" office:value-type="float" office:value="92.3076923076923" calcext:value-type="float">
            <text:p>92</text:p>
          </table:table-cell>
          <table:table-cell table:formula="of:=100*([.$I11]+[.$N$1])/([.S$3]+[.$N$1])" office:value-type="float" office:value="85.7142857142857" calcext:value-type="float">
            <text:p>86</text:p>
          </table:table-cell>
          <table:table-cell table:formula="of:=100*([.$I11]+[.$N$1])/([.T$3]+[.$N$1])" office:value-type="float" office:value="80" calcext:value-type="float">
            <text:p>80</text:p>
          </table:table-cell>
          <table:table-cell table:formula="of:=100*([.$I11]+[.$N$1])/([.U$3]+[.$N$1])" office:value-type="float" office:value="75" calcext:value-type="float">
            <text:p>75</text:p>
          </table:table-cell>
          <table:table-cell table:formula="of:=100*([.$I11]+[.$N$1])/([.V$3]+[.$N$1])" office:value-type="float" office:value="70.5882352941177" calcext:value-type="float">
            <text:p>71</text:p>
          </table:table-cell>
          <table:table-cell table:formula="of:=100*([.$I11]+[.$N$1])/([.W$3]+[.$N$1])" office:value-type="float" office:value="66.6666666666667" calcext:value-type="float">
            <text:p>67</text:p>
          </table:table-cell>
          <table:table-cell table:formula="of:=100*([.$I11]+[.$N$1])/([.X$3]+[.$N$1])" office:value-type="float" office:value="63.1578947368421" calcext:value-type="float">
            <text:p>63</text:p>
          </table:table-cell>
          <table:table-cell table:formula="of:=100*([.$I11]+[.$N$1])/([.Y$3]+[.$N$1])" office:value-type="float" office:value="60" calcext:value-type="float">
            <text:p>60</text:p>
          </table:table-cell>
          <table:table-cell table:formula="of:=100*([.$I11]+[.$N$1])/([.Z$3]+[.$N$1])" office:value-type="float" office:value="57.1428571428571" calcext:value-type="float">
            <text:p>57</text:p>
          </table:table-cell>
          <table:table-cell table:formula="of:=100*([.$I11]+[.$N$1])/([.AA$3]+[.$N$1])" office:value-type="float" office:value="54.5454545454546" calcext:value-type="float">
            <text:p>55</text:p>
          </table:table-cell>
          <table:table-cell table:formula="of:=100*([.$I11]+[.$N$1])/([.AB$3]+[.$N$1])" office:value-type="float" office:value="52.1739130434783" calcext:value-type="float">
            <text:p>52</text:p>
          </table:table-cell>
          <table:table-cell table:formula="of:=100*([.$I11]+[.$N$1])/([.AC$3]+[.$N$1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100*([.$I12]+[.$N$1])/([.J$3]+[.$N$1])" office:value-type="float" office:value="260" calcext:value-type="float">
            <text:p>260</text:p>
          </table:table-cell>
          <table:table-cell table:formula="of:=100*([.$I12]+[.$N$1])/([.K$3]+[.$N$1])" office:value-type="float" office:value="216.666666666667" calcext:value-type="float">
            <text:p>217</text:p>
          </table:table-cell>
          <table:table-cell table:formula="of:=100*([.$I12]+[.$N$1])/([.L$3]+[.$N$1])" office:value-type="float" office:value="185.714285714286" calcext:value-type="float">
            <text:p>186</text:p>
          </table:table-cell>
          <table:table-cell table:formula="of:=100*([.$I12]+[.$N$1])/([.M$3]+[.$N$1])" office:value-type="float" office:value="162.5" calcext:value-type="float">
            <text:p>163</text:p>
          </table:table-cell>
          <table:table-cell table:formula="of:=100*([.$I12]+[.$N$1])/([.N$3]+[.$N$1])" office:value-type="float" office:value="144.444444444444" calcext:value-type="float">
            <text:p>144</text:p>
          </table:table-cell>
          <table:table-cell table:formula="of:=100*([.$I12]+[.$N$1])/([.O$3]+[.$N$1])" office:value-type="float" office:value="130" calcext:value-type="float">
            <text:p>130</text:p>
          </table:table-cell>
          <table:table-cell table:formula="of:=100*([.$I12]+[.$N$1])/([.P$3]+[.$N$1])" office:value-type="float" office:value="118.181818181818" calcext:value-type="float">
            <text:p>118</text:p>
          </table:table-cell>
          <table:table-cell table:formula="of:=100*([.$I12]+[.$N$1])/([.Q$3]+[.$N$1])" office:value-type="float" office:value="108.333333333333" calcext:value-type="float">
            <text:p>108</text:p>
          </table:table-cell>
          <table:table-cell table:formula="of:=100*([.$I12]+[.$N$1])/([.R$3]+[.$N$1])" office:value-type="float" office:value="100" calcext:value-type="float">
            <text:p>100</text:p>
          </table:table-cell>
          <table:table-cell table:formula="of:=100*([.$I12]+[.$N$1])/([.S$3]+[.$N$1])" office:value-type="float" office:value="92.8571428571429" calcext:value-type="float">
            <text:p>93</text:p>
          </table:table-cell>
          <table:table-cell table:formula="of:=100*([.$I12]+[.$N$1])/([.T$3]+[.$N$1])" office:value-type="float" office:value="86.6666666666667" calcext:value-type="float">
            <text:p>87</text:p>
          </table:table-cell>
          <table:table-cell table:formula="of:=100*([.$I12]+[.$N$1])/([.U$3]+[.$N$1])" office:value-type="float" office:value="81.25" calcext:value-type="float">
            <text:p>81</text:p>
          </table:table-cell>
          <table:table-cell table:formula="of:=100*([.$I12]+[.$N$1])/([.V$3]+[.$N$1])" office:value-type="float" office:value="76.4705882352941" calcext:value-type="float">
            <text:p>76</text:p>
          </table:table-cell>
          <table:table-cell table:formula="of:=100*([.$I12]+[.$N$1])/([.W$3]+[.$N$1])" office:value-type="float" office:value="72.2222222222222" calcext:value-type="float">
            <text:p>72</text:p>
          </table:table-cell>
          <table:table-cell table:formula="of:=100*([.$I12]+[.$N$1])/([.X$3]+[.$N$1])" office:value-type="float" office:value="68.421052631579" calcext:value-type="float">
            <text:p>68</text:p>
          </table:table-cell>
          <table:table-cell table:formula="of:=100*([.$I12]+[.$N$1])/([.Y$3]+[.$N$1])" office:value-type="float" office:value="65" calcext:value-type="float">
            <text:p>65</text:p>
          </table:table-cell>
          <table:table-cell table:formula="of:=100*([.$I12]+[.$N$1])/([.Z$3]+[.$N$1])" office:value-type="float" office:value="61.9047619047619" calcext:value-type="float">
            <text:p>62</text:p>
          </table:table-cell>
          <table:table-cell table:formula="of:=100*([.$I12]+[.$N$1])/([.AA$3]+[.$N$1])" office:value-type="float" office:value="59.0909090909091" calcext:value-type="float">
            <text:p>59</text:p>
          </table:table-cell>
          <table:table-cell table:formula="of:=100*([.$I12]+[.$N$1])/([.AB$3]+[.$N$1])" office:value-type="float" office:value="56.5217391304348" calcext:value-type="float">
            <text:p>57</text:p>
          </table:table-cell>
          <table:table-cell table:formula="of:=100*([.$I12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100*([.$I13]+[.$N$1])/([.J$3]+[.$N$1])" office:value-type="float" office:value="280" calcext:value-type="float">
            <text:p>280</text:p>
          </table:table-cell>
          <table:table-cell table:formula="of:=100*([.$I13]+[.$N$1])/([.K$3]+[.$N$1])" office:value-type="float" office:value="233.333333333333" calcext:value-type="float">
            <text:p>233</text:p>
          </table:table-cell>
          <table:table-cell table:formula="of:=100*([.$I13]+[.$N$1])/([.L$3]+[.$N$1])" office:value-type="float" office:value="200" calcext:value-type="float">
            <text:p>200</text:p>
          </table:table-cell>
          <table:table-cell table:formula="of:=100*([.$I13]+[.$N$1])/([.M$3]+[.$N$1])" office:value-type="float" office:value="175" calcext:value-type="float">
            <text:p>175</text:p>
          </table:table-cell>
          <table:table-cell table:formula="of:=100*([.$I13]+[.$N$1])/([.N$3]+[.$N$1])" office:value-type="float" office:value="155.555555555556" calcext:value-type="float">
            <text:p>156</text:p>
          </table:table-cell>
          <table:table-cell table:formula="of:=100*([.$I13]+[.$N$1])/([.O$3]+[.$N$1])" office:value-type="float" office:value="140" calcext:value-type="float">
            <text:p>140</text:p>
          </table:table-cell>
          <table:table-cell table:formula="of:=100*([.$I13]+[.$N$1])/([.P$3]+[.$N$1])" office:value-type="float" office:value="127.272727272727" calcext:value-type="float">
            <text:p>127</text:p>
          </table:table-cell>
          <table:table-cell table:formula="of:=100*([.$I13]+[.$N$1])/([.Q$3]+[.$N$1])" office:value-type="float" office:value="116.666666666667" calcext:value-type="float">
            <text:p>117</text:p>
          </table:table-cell>
          <table:table-cell table:formula="of:=100*([.$I13]+[.$N$1])/([.R$3]+[.$N$1])" office:value-type="float" office:value="107.692307692308" calcext:value-type="float">
            <text:p>108</text:p>
          </table:table-cell>
          <table:table-cell table:formula="of:=100*([.$I13]+[.$N$1])/([.S$3]+[.$N$1])" office:value-type="float" office:value="100" calcext:value-type="float">
            <text:p>100</text:p>
          </table:table-cell>
          <table:table-cell table:formula="of:=100*([.$I13]+[.$N$1])/([.T$3]+[.$N$1])" office:value-type="float" office:value="93.3333333333333" calcext:value-type="float">
            <text:p>93</text:p>
          </table:table-cell>
          <table:table-cell table:formula="of:=100*([.$I13]+[.$N$1])/([.U$3]+[.$N$1])" office:value-type="float" office:value="87.5" calcext:value-type="float">
            <text:p>88</text:p>
          </table:table-cell>
          <table:table-cell table:formula="of:=100*([.$I13]+[.$N$1])/([.V$3]+[.$N$1])" office:value-type="float" office:value="82.3529411764706" calcext:value-type="float">
            <text:p>82</text:p>
          </table:table-cell>
          <table:table-cell table:formula="of:=100*([.$I13]+[.$N$1])/([.W$3]+[.$N$1])" office:value-type="float" office:value="77.7777777777778" calcext:value-type="float">
            <text:p>78</text:p>
          </table:table-cell>
          <table:table-cell table:formula="of:=100*([.$I13]+[.$N$1])/([.X$3]+[.$N$1])" office:value-type="float" office:value="73.6842105263158" calcext:value-type="float">
            <text:p>74</text:p>
          </table:table-cell>
          <table:table-cell table:formula="of:=100*([.$I13]+[.$N$1])/([.Y$3]+[.$N$1])" office:value-type="float" office:value="70" calcext:value-type="float">
            <text:p>70</text:p>
          </table:table-cell>
          <table:table-cell table:formula="of:=100*([.$I13]+[.$N$1])/([.Z$3]+[.$N$1])" office:value-type="float" office:value="66.6666666666667" calcext:value-type="float">
            <text:p>67</text:p>
          </table:table-cell>
          <table:table-cell table:formula="of:=100*([.$I13]+[.$N$1])/([.AA$3]+[.$N$1])" office:value-type="float" office:value="63.6363636363636" calcext:value-type="float">
            <text:p>64</text:p>
          </table:table-cell>
          <table:table-cell table:formula="of:=100*([.$I13]+[.$N$1])/([.AB$3]+[.$N$1])" office:value-type="float" office:value="60.8695652173913" calcext:value-type="float">
            <text:p>61</text:p>
          </table:table-cell>
          <table:table-cell table:formula="of:=100*([.$I13]+[.$N$1])/([.AC$3]+[.$N$1])" office:value-type="float" office:value="58.3333333333333" calcext:value-type="float">
            <text:p>5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100*([.$I14]+[.$N$1])/([.J$3]+[.$N$1])" office:value-type="float" office:value="300" calcext:value-type="float">
            <text:p>300</text:p>
          </table:table-cell>
          <table:table-cell table:formula="of:=100*([.$I14]+[.$N$1])/([.K$3]+[.$N$1])" office:value-type="float" office:value="250" calcext:value-type="float">
            <text:p>250</text:p>
          </table:table-cell>
          <table:table-cell table:formula="of:=100*([.$I14]+[.$N$1])/([.L$3]+[.$N$1])" office:value-type="float" office:value="214.285714285714" calcext:value-type="float">
            <text:p>214</text:p>
          </table:table-cell>
          <table:table-cell table:formula="of:=100*([.$I14]+[.$N$1])/([.M$3]+[.$N$1])" office:value-type="float" office:value="187.5" calcext:value-type="float">
            <text:p>188</text:p>
          </table:table-cell>
          <table:table-cell table:formula="of:=100*([.$I14]+[.$N$1])/([.N$3]+[.$N$1])" office:value-type="float" office:value="166.666666666667" calcext:value-type="float">
            <text:p>167</text:p>
          </table:table-cell>
          <table:table-cell table:formula="of:=100*([.$I14]+[.$N$1])/([.O$3]+[.$N$1])" office:value-type="float" office:value="150" calcext:value-type="float">
            <text:p>150</text:p>
          </table:table-cell>
          <table:table-cell table:formula="of:=100*([.$I14]+[.$N$1])/([.P$3]+[.$N$1])" office:value-type="float" office:value="136.363636363636" calcext:value-type="float">
            <text:p>136</text:p>
          </table:table-cell>
          <table:table-cell table:formula="of:=100*([.$I14]+[.$N$1])/([.Q$3]+[.$N$1])" office:value-type="float" office:value="125" calcext:value-type="float">
            <text:p>125</text:p>
          </table:table-cell>
          <table:table-cell table:formula="of:=100*([.$I14]+[.$N$1])/([.R$3]+[.$N$1])" office:value-type="float" office:value="115.384615384615" calcext:value-type="float">
            <text:p>115</text:p>
          </table:table-cell>
          <table:table-cell table:formula="of:=100*([.$I14]+[.$N$1])/([.S$3]+[.$N$1])" office:value-type="float" office:value="107.142857142857" calcext:value-type="float">
            <text:p>107</text:p>
          </table:table-cell>
          <table:table-cell table:formula="of:=100*([.$I14]+[.$N$1])/([.T$3]+[.$N$1])" office:value-type="float" office:value="100" calcext:value-type="float">
            <text:p>100</text:p>
          </table:table-cell>
          <table:table-cell table:formula="of:=100*([.$I14]+[.$N$1])/([.U$3]+[.$N$1])" office:value-type="float" office:value="93.75" calcext:value-type="float">
            <text:p>94</text:p>
          </table:table-cell>
          <table:table-cell table:formula="of:=100*([.$I14]+[.$N$1])/([.V$3]+[.$N$1])" office:value-type="float" office:value="88.2352941176471" calcext:value-type="float">
            <text:p>88</text:p>
          </table:table-cell>
          <table:table-cell table:formula="of:=100*([.$I14]+[.$N$1])/([.W$3]+[.$N$1])" office:value-type="float" office:value="83.3333333333333" calcext:value-type="float">
            <text:p>83</text:p>
          </table:table-cell>
          <table:table-cell table:formula="of:=100*([.$I14]+[.$N$1])/([.X$3]+[.$N$1])" office:value-type="float" office:value="78.9473684210526" calcext:value-type="float">
            <text:p>79</text:p>
          </table:table-cell>
          <table:table-cell table:formula="of:=100*([.$I14]+[.$N$1])/([.Y$3]+[.$N$1])" office:value-type="float" office:value="75" calcext:value-type="float">
            <text:p>75</text:p>
          </table:table-cell>
          <table:table-cell table:formula="of:=100*([.$I14]+[.$N$1])/([.Z$3]+[.$N$1])" office:value-type="float" office:value="71.4285714285714" calcext:value-type="float">
            <text:p>71</text:p>
          </table:table-cell>
          <table:table-cell table:formula="of:=100*([.$I14]+[.$N$1])/([.AA$3]+[.$N$1])" office:value-type="float" office:value="68.1818181818182" calcext:value-type="float">
            <text:p>68</text:p>
          </table:table-cell>
          <table:table-cell table:formula="of:=100*([.$I14]+[.$N$1])/([.AB$3]+[.$N$1])" office:value-type="float" office:value="65.2173913043478" calcext:value-type="float">
            <text:p>65</text:p>
          </table:table-cell>
          <table:table-cell table:formula="of:=100*([.$I14]+[.$N$1])/([.AC$3]+[.$N$1])" office:value-type="float" office:value="62.5" calcext:value-type="float">
            <text:p>63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100*([.$I15]+[.$N$1])/([.J$3]+[.$N$1])" office:value-type="float" office:value="320" calcext:value-type="float">
            <text:p>320</text:p>
          </table:table-cell>
          <table:table-cell table:formula="of:=100*([.$I15]+[.$N$1])/([.K$3]+[.$N$1])" office:value-type="float" office:value="266.666666666667" calcext:value-type="float">
            <text:p>267</text:p>
          </table:table-cell>
          <table:table-cell table:formula="of:=100*([.$I15]+[.$N$1])/([.L$3]+[.$N$1])" office:value-type="float" office:value="228.571428571429" calcext:value-type="float">
            <text:p>229</text:p>
          </table:table-cell>
          <table:table-cell table:formula="of:=100*([.$I15]+[.$N$1])/([.M$3]+[.$N$1])" office:value-type="float" office:value="200" calcext:value-type="float">
            <text:p>200</text:p>
          </table:table-cell>
          <table:table-cell table:formula="of:=100*([.$I15]+[.$N$1])/([.N$3]+[.$N$1])" office:value-type="float" office:value="177.777777777778" calcext:value-type="float">
            <text:p>178</text:p>
          </table:table-cell>
          <table:table-cell table:formula="of:=100*([.$I15]+[.$N$1])/([.O$3]+[.$N$1])" office:value-type="float" office:value="160" calcext:value-type="float">
            <text:p>160</text:p>
          </table:table-cell>
          <table:table-cell table:formula="of:=100*([.$I15]+[.$N$1])/([.P$3]+[.$N$1])" office:value-type="float" office:value="145.454545454545" calcext:value-type="float">
            <text:p>145</text:p>
          </table:table-cell>
          <table:table-cell table:formula="of:=100*([.$I15]+[.$N$1])/([.Q$3]+[.$N$1])" office:value-type="float" office:value="133.333333333333" calcext:value-type="float">
            <text:p>133</text:p>
          </table:table-cell>
          <table:table-cell table:formula="of:=100*([.$I15]+[.$N$1])/([.R$3]+[.$N$1])" office:value-type="float" office:value="123.076923076923" calcext:value-type="float">
            <text:p>123</text:p>
          </table:table-cell>
          <table:table-cell table:formula="of:=100*([.$I15]+[.$N$1])/([.S$3]+[.$N$1])" office:value-type="float" office:value="114.285714285714" calcext:value-type="float">
            <text:p>114</text:p>
          </table:table-cell>
          <table:table-cell table:formula="of:=100*([.$I15]+[.$N$1])/([.T$3]+[.$N$1])" office:value-type="float" office:value="106.666666666667" calcext:value-type="float">
            <text:p>107</text:p>
          </table:table-cell>
          <table:table-cell table:formula="of:=100*([.$I15]+[.$N$1])/([.U$3]+[.$N$1])" office:value-type="float" office:value="100" calcext:value-type="float">
            <text:p>100</text:p>
          </table:table-cell>
          <table:table-cell table:formula="of:=100*([.$I15]+[.$N$1])/([.V$3]+[.$N$1])" office:value-type="float" office:value="94.1176470588235" calcext:value-type="float">
            <text:p>94</text:p>
          </table:table-cell>
          <table:table-cell table:formula="of:=100*([.$I15]+[.$N$1])/([.W$3]+[.$N$1])" office:value-type="float" office:value="88.8888888888889" calcext:value-type="float">
            <text:p>89</text:p>
          </table:table-cell>
          <table:table-cell table:formula="of:=100*([.$I15]+[.$N$1])/([.X$3]+[.$N$1])" office:value-type="float" office:value="84.2105263157895" calcext:value-type="float">
            <text:p>84</text:p>
          </table:table-cell>
          <table:table-cell table:formula="of:=100*([.$I15]+[.$N$1])/([.Y$3]+[.$N$1])" office:value-type="float" office:value="80" calcext:value-type="float">
            <text:p>80</text:p>
          </table:table-cell>
          <table:table-cell table:formula="of:=100*([.$I15]+[.$N$1])/([.Z$3]+[.$N$1])" office:value-type="float" office:value="76.1904761904762" calcext:value-type="float">
            <text:p>76</text:p>
          </table:table-cell>
          <table:table-cell table:formula="of:=100*([.$I15]+[.$N$1])/([.AA$3]+[.$N$1])" office:value-type="float" office:value="72.7272727272727" calcext:value-type="float">
            <text:p>73</text:p>
          </table:table-cell>
          <table:table-cell table:formula="of:=100*([.$I15]+[.$N$1])/([.AB$3]+[.$N$1])" office:value-type="float" office:value="69.5652173913043" calcext:value-type="float">
            <text:p>70</text:p>
          </table:table-cell>
          <table:table-cell table:formula="of:=100*([.$I15]+[.$N$1])/([.AC$3]+[.$N$1])" office:value-type="float" office:value="66.6666666666667" calcext:value-type="float">
            <text:p>67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100*([.$I16]+[.$N$1])/([.J$3]+[.$N$1])" office:value-type="float" office:value="340" calcext:value-type="float">
            <text:p>340</text:p>
          </table:table-cell>
          <table:table-cell table:formula="of:=100*([.$I16]+[.$N$1])/([.K$3]+[.$N$1])" office:value-type="float" office:value="283.333333333333" calcext:value-type="float">
            <text:p>283</text:p>
          </table:table-cell>
          <table:table-cell table:formula="of:=100*([.$I16]+[.$N$1])/([.L$3]+[.$N$1])" office:value-type="float" office:value="242.857142857143" calcext:value-type="float">
            <text:p>243</text:p>
          </table:table-cell>
          <table:table-cell table:formula="of:=100*([.$I16]+[.$N$1])/([.M$3]+[.$N$1])" office:value-type="float" office:value="212.5" calcext:value-type="float">
            <text:p>213</text:p>
          </table:table-cell>
          <table:table-cell table:formula="of:=100*([.$I16]+[.$N$1])/([.N$3]+[.$N$1])" office:value-type="float" office:value="188.888888888889" calcext:value-type="float">
            <text:p>189</text:p>
          </table:table-cell>
          <table:table-cell table:formula="of:=100*([.$I16]+[.$N$1])/([.O$3]+[.$N$1])" office:value-type="float" office:value="170" calcext:value-type="float">
            <text:p>170</text:p>
          </table:table-cell>
          <table:table-cell table:formula="of:=100*([.$I16]+[.$N$1])/([.P$3]+[.$N$1])" office:value-type="float" office:value="154.545454545455" calcext:value-type="float">
            <text:p>155</text:p>
          </table:table-cell>
          <table:table-cell table:formula="of:=100*([.$I16]+[.$N$1])/([.Q$3]+[.$N$1])" office:value-type="float" office:value="141.666666666667" calcext:value-type="float">
            <text:p>142</text:p>
          </table:table-cell>
          <table:table-cell table:formula="of:=100*([.$I16]+[.$N$1])/([.R$3]+[.$N$1])" office:value-type="float" office:value="130.769230769231" calcext:value-type="float">
            <text:p>131</text:p>
          </table:table-cell>
          <table:table-cell table:formula="of:=100*([.$I16]+[.$N$1])/([.S$3]+[.$N$1])" office:value-type="float" office:value="121.428571428571" calcext:value-type="float">
            <text:p>121</text:p>
          </table:table-cell>
          <table:table-cell table:formula="of:=100*([.$I16]+[.$N$1])/([.T$3]+[.$N$1])" office:value-type="float" office:value="113.333333333333" calcext:value-type="float">
            <text:p>113</text:p>
          </table:table-cell>
          <table:table-cell table:formula="of:=100*([.$I16]+[.$N$1])/([.U$3]+[.$N$1])" office:value-type="float" office:value="106.25" calcext:value-type="float">
            <text:p>106</text:p>
          </table:table-cell>
          <table:table-cell table:formula="of:=100*([.$I16]+[.$N$1])/([.V$3]+[.$N$1])" office:value-type="float" office:value="100" calcext:value-type="float">
            <text:p>100</text:p>
          </table:table-cell>
          <table:table-cell table:formula="of:=100*([.$I16]+[.$N$1])/([.W$3]+[.$N$1])" office:value-type="float" office:value="94.4444444444444" calcext:value-type="float">
            <text:p>94</text:p>
          </table:table-cell>
          <table:table-cell table:formula="of:=100*([.$I16]+[.$N$1])/([.X$3]+[.$N$1])" office:value-type="float" office:value="89.4736842105263" calcext:value-type="float">
            <text:p>89</text:p>
          </table:table-cell>
          <table:table-cell table:formula="of:=100*([.$I16]+[.$N$1])/([.Y$3]+[.$N$1])" office:value-type="float" office:value="85" calcext:value-type="float">
            <text:p>85</text:p>
          </table:table-cell>
          <table:table-cell table:formula="of:=100*([.$I16]+[.$N$1])/([.Z$3]+[.$N$1])" office:value-type="float" office:value="80.952380952381" calcext:value-type="float">
            <text:p>81</text:p>
          </table:table-cell>
          <table:table-cell table:formula="of:=100*([.$I16]+[.$N$1])/([.AA$3]+[.$N$1])" office:value-type="float" office:value="77.2727272727273" calcext:value-type="float">
            <text:p>77</text:p>
          </table:table-cell>
          <table:table-cell table:formula="of:=100*([.$I16]+[.$N$1])/([.AB$3]+[.$N$1])" office:value-type="float" office:value="73.9130434782609" calcext:value-type="float">
            <text:p>74</text:p>
          </table:table-cell>
          <table:table-cell table:formula="of:=100*([.$I16]+[.$N$1])/([.AC$3]+[.$N$1])" office:value-type="float" office:value="70.8333333333333" calcext:value-type="float">
            <text:p>71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100*([.$I17]+[.$N$1])/([.J$3]+[.$N$1])" office:value-type="float" office:value="360" calcext:value-type="float">
            <text:p>360</text:p>
          </table:table-cell>
          <table:table-cell table:formula="of:=100*([.$I17]+[.$N$1])/([.K$3]+[.$N$1])" office:value-type="float" office:value="300" calcext:value-type="float">
            <text:p>300</text:p>
          </table:table-cell>
          <table:table-cell table:formula="of:=100*([.$I17]+[.$N$1])/([.L$3]+[.$N$1])" office:value-type="float" office:value="257.142857142857" calcext:value-type="float">
            <text:p>257</text:p>
          </table:table-cell>
          <table:table-cell table:formula="of:=100*([.$I17]+[.$N$1])/([.M$3]+[.$N$1])" office:value-type="float" office:value="225" calcext:value-type="float">
            <text:p>225</text:p>
          </table:table-cell>
          <table:table-cell table:formula="of:=100*([.$I17]+[.$N$1])/([.N$3]+[.$N$1])" office:value-type="float" office:value="200" calcext:value-type="float">
            <text:p>200</text:p>
          </table:table-cell>
          <table:table-cell table:formula="of:=100*([.$I17]+[.$N$1])/([.O$3]+[.$N$1])" office:value-type="float" office:value="180" calcext:value-type="float">
            <text:p>180</text:p>
          </table:table-cell>
          <table:table-cell table:formula="of:=100*([.$I17]+[.$N$1])/([.P$3]+[.$N$1])" office:value-type="float" office:value="163.636363636364" calcext:value-type="float">
            <text:p>164</text:p>
          </table:table-cell>
          <table:table-cell table:formula="of:=100*([.$I17]+[.$N$1])/([.Q$3]+[.$N$1])" office:value-type="float" office:value="150" calcext:value-type="float">
            <text:p>150</text:p>
          </table:table-cell>
          <table:table-cell table:formula="of:=100*([.$I17]+[.$N$1])/([.R$3]+[.$N$1])" office:value-type="float" office:value="138.461538461538" calcext:value-type="float">
            <text:p>138</text:p>
          </table:table-cell>
          <table:table-cell table:formula="of:=100*([.$I17]+[.$N$1])/([.S$3]+[.$N$1])" office:value-type="float" office:value="128.571428571429" calcext:value-type="float">
            <text:p>129</text:p>
          </table:table-cell>
          <table:table-cell table:formula="of:=100*([.$I17]+[.$N$1])/([.T$3]+[.$N$1])" office:value-type="float" office:value="120" calcext:value-type="float">
            <text:p>120</text:p>
          </table:table-cell>
          <table:table-cell table:formula="of:=100*([.$I17]+[.$N$1])/([.U$3]+[.$N$1])" office:value-type="float" office:value="112.5" calcext:value-type="float">
            <text:p>113</text:p>
          </table:table-cell>
          <table:table-cell table:formula="of:=100*([.$I17]+[.$N$1])/([.V$3]+[.$N$1])" office:value-type="float" office:value="105.882352941176" calcext:value-type="float">
            <text:p>106</text:p>
          </table:table-cell>
          <table:table-cell table:formula="of:=100*([.$I17]+[.$N$1])/([.W$3]+[.$N$1])" office:value-type="float" office:value="100" calcext:value-type="float">
            <text:p>100</text:p>
          </table:table-cell>
          <table:table-cell table:formula="of:=100*([.$I17]+[.$N$1])/([.X$3]+[.$N$1])" office:value-type="float" office:value="94.7368421052632" calcext:value-type="float">
            <text:p>95</text:p>
          </table:table-cell>
          <table:table-cell table:formula="of:=100*([.$I17]+[.$N$1])/([.Y$3]+[.$N$1])" office:value-type="float" office:value="90" calcext:value-type="float">
            <text:p>90</text:p>
          </table:table-cell>
          <table:table-cell table:formula="of:=100*([.$I17]+[.$N$1])/([.Z$3]+[.$N$1])" office:value-type="float" office:value="85.7142857142857" calcext:value-type="float">
            <text:p>86</text:p>
          </table:table-cell>
          <table:table-cell table:formula="of:=100*([.$I17]+[.$N$1])/([.AA$3]+[.$N$1])" office:value-type="float" office:value="81.8181818181818" calcext:value-type="float">
            <text:p>82</text:p>
          </table:table-cell>
          <table:table-cell table:formula="of:=100*([.$I17]+[.$N$1])/([.AB$3]+[.$N$1])" office:value-type="float" office:value="78.2608695652174" calcext:value-type="float">
            <text:p>78</text:p>
          </table:table-cell>
          <table:table-cell table:formula="of:=100*([.$I17]+[.$N$1])/([.AC$3]+[.$N$1])" office:value-type="float" office:value="75" calcext:value-type="float">
            <text:p>75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100*([.$I18]+[.$N$1])/([.J$3]+[.$N$1])" office:value-type="float" office:value="380" calcext:value-type="float">
            <text:p>380</text:p>
          </table:table-cell>
          <table:table-cell table:formula="of:=100*([.$I18]+[.$N$1])/([.K$3]+[.$N$1])" office:value-type="float" office:value="316.666666666667" calcext:value-type="float">
            <text:p>317</text:p>
          </table:table-cell>
          <table:table-cell table:formula="of:=100*([.$I18]+[.$N$1])/([.L$3]+[.$N$1])" office:value-type="float" office:value="271.428571428571" calcext:value-type="float">
            <text:p>271</text:p>
          </table:table-cell>
          <table:table-cell table:formula="of:=100*([.$I18]+[.$N$1])/([.M$3]+[.$N$1])" office:value-type="float" office:value="237.5" calcext:value-type="float">
            <text:p>238</text:p>
          </table:table-cell>
          <table:table-cell table:formula="of:=100*([.$I18]+[.$N$1])/([.N$3]+[.$N$1])" office:value-type="float" office:value="211.111111111111" calcext:value-type="float">
            <text:p>211</text:p>
          </table:table-cell>
          <table:table-cell table:formula="of:=100*([.$I18]+[.$N$1])/([.O$3]+[.$N$1])" office:value-type="float" office:value="190" calcext:value-type="float">
            <text:p>190</text:p>
          </table:table-cell>
          <table:table-cell table:formula="of:=100*([.$I18]+[.$N$1])/([.P$3]+[.$N$1])" office:value-type="float" office:value="172.727272727273" calcext:value-type="float">
            <text:p>173</text:p>
          </table:table-cell>
          <table:table-cell table:formula="of:=100*([.$I18]+[.$N$1])/([.Q$3]+[.$N$1])" office:value-type="float" office:value="158.333333333333" calcext:value-type="float">
            <text:p>158</text:p>
          </table:table-cell>
          <table:table-cell table:formula="of:=100*([.$I18]+[.$N$1])/([.R$3]+[.$N$1])" office:value-type="float" office:value="146.153846153846" calcext:value-type="float">
            <text:p>146</text:p>
          </table:table-cell>
          <table:table-cell table:formula="of:=100*([.$I18]+[.$N$1])/([.S$3]+[.$N$1])" office:value-type="float" office:value="135.714285714286" calcext:value-type="float">
            <text:p>136</text:p>
          </table:table-cell>
          <table:table-cell table:formula="of:=100*([.$I18]+[.$N$1])/([.T$3]+[.$N$1])" office:value-type="float" office:value="126.666666666667" calcext:value-type="float">
            <text:p>127</text:p>
          </table:table-cell>
          <table:table-cell table:formula="of:=100*([.$I18]+[.$N$1])/([.U$3]+[.$N$1])" office:value-type="float" office:value="118.75" calcext:value-type="float">
            <text:p>119</text:p>
          </table:table-cell>
          <table:table-cell table:formula="of:=100*([.$I18]+[.$N$1])/([.V$3]+[.$N$1])" office:value-type="float" office:value="111.764705882353" calcext:value-type="float">
            <text:p>112</text:p>
          </table:table-cell>
          <table:table-cell table:formula="of:=100*([.$I18]+[.$N$1])/([.W$3]+[.$N$1])" office:value-type="float" office:value="105.555555555556" calcext:value-type="float">
            <text:p>106</text:p>
          </table:table-cell>
          <table:table-cell table:formula="of:=100*([.$I18]+[.$N$1])/([.X$3]+[.$N$1])" office:value-type="float" office:value="100" calcext:value-type="float">
            <text:p>100</text:p>
          </table:table-cell>
          <table:table-cell table:formula="of:=100*([.$I18]+[.$N$1])/([.Y$3]+[.$N$1])" office:value-type="float" office:value="95" calcext:value-type="float">
            <text:p>95</text:p>
          </table:table-cell>
          <table:table-cell table:formula="of:=100*([.$I18]+[.$N$1])/([.Z$3]+[.$N$1])" office:value-type="float" office:value="90.4761904761905" calcext:value-type="float">
            <text:p>90</text:p>
          </table:table-cell>
          <table:table-cell table:formula="of:=100*([.$I18]+[.$N$1])/([.AA$3]+[.$N$1])" office:value-type="float" office:value="86.3636363636364" calcext:value-type="float">
            <text:p>86</text:p>
          </table:table-cell>
          <table:table-cell table:formula="of:=100*([.$I18]+[.$N$1])/([.AB$3]+[.$N$1])" office:value-type="float" office:value="82.6086956521739" calcext:value-type="float">
            <text:p>83</text:p>
          </table:table-cell>
          <table:table-cell table:formula="of:=100*([.$I18]+[.$N$1])/([.AC$3]+[.$N$1])" office:value-type="float" office:value="79.1666666666667" calcext:value-type="float">
            <text:p>79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100*([.$I19]+[.$N$1])/([.J$3]+[.$N$1])" office:value-type="float" office:value="400" calcext:value-type="float">
            <text:p>400</text:p>
          </table:table-cell>
          <table:table-cell table:formula="of:=100*([.$I19]+[.$N$1])/([.K$3]+[.$N$1])" office:value-type="float" office:value="333.333333333333" calcext:value-type="float">
            <text:p>333</text:p>
          </table:table-cell>
          <table:table-cell table:formula="of:=100*([.$I19]+[.$N$1])/([.L$3]+[.$N$1])" office:value-type="float" office:value="285.714285714286" calcext:value-type="float">
            <text:p>286</text:p>
          </table:table-cell>
          <table:table-cell table:formula="of:=100*([.$I19]+[.$N$1])/([.M$3]+[.$N$1])" office:value-type="float" office:value="250" calcext:value-type="float">
            <text:p>250</text:p>
          </table:table-cell>
          <table:table-cell table:formula="of:=100*([.$I19]+[.$N$1])/([.N$3]+[.$N$1])" office:value-type="float" office:value="222.222222222222" calcext:value-type="float">
            <text:p>222</text:p>
          </table:table-cell>
          <table:table-cell table:formula="of:=100*([.$I19]+[.$N$1])/([.O$3]+[.$N$1])" office:value-type="float" office:value="200" calcext:value-type="float">
            <text:p>200</text:p>
          </table:table-cell>
          <table:table-cell table:formula="of:=100*([.$I19]+[.$N$1])/([.P$3]+[.$N$1])" office:value-type="float" office:value="181.818181818182" calcext:value-type="float">
            <text:p>182</text:p>
          </table:table-cell>
          <table:table-cell table:formula="of:=100*([.$I19]+[.$N$1])/([.Q$3]+[.$N$1])" office:value-type="float" office:value="166.666666666667" calcext:value-type="float">
            <text:p>167</text:p>
          </table:table-cell>
          <table:table-cell table:formula="of:=100*([.$I19]+[.$N$1])/([.R$3]+[.$N$1])" office:value-type="float" office:value="153.846153846154" calcext:value-type="float">
            <text:p>154</text:p>
          </table:table-cell>
          <table:table-cell table:formula="of:=100*([.$I19]+[.$N$1])/([.S$3]+[.$N$1])" office:value-type="float" office:value="142.857142857143" calcext:value-type="float">
            <text:p>143</text:p>
          </table:table-cell>
          <table:table-cell table:formula="of:=100*([.$I19]+[.$N$1])/([.T$3]+[.$N$1])" office:value-type="float" office:value="133.333333333333" calcext:value-type="float">
            <text:p>133</text:p>
          </table:table-cell>
          <table:table-cell table:formula="of:=100*([.$I19]+[.$N$1])/([.U$3]+[.$N$1])" office:value-type="float" office:value="125" calcext:value-type="float">
            <text:p>125</text:p>
          </table:table-cell>
          <table:table-cell table:formula="of:=100*([.$I19]+[.$N$1])/([.V$3]+[.$N$1])" office:value-type="float" office:value="117.647058823529" calcext:value-type="float">
            <text:p>118</text:p>
          </table:table-cell>
          <table:table-cell table:formula="of:=100*([.$I19]+[.$N$1])/([.W$3]+[.$N$1])" office:value-type="float" office:value="111.111111111111" calcext:value-type="float">
            <text:p>111</text:p>
          </table:table-cell>
          <table:table-cell table:formula="of:=100*([.$I19]+[.$N$1])/([.X$3]+[.$N$1])" office:value-type="float" office:value="105.263157894737" calcext:value-type="float">
            <text:p>105</text:p>
          </table:table-cell>
          <table:table-cell table:formula="of:=100*([.$I19]+[.$N$1])/([.Y$3]+[.$N$1])" office:value-type="float" office:value="100" calcext:value-type="float">
            <text:p>100</text:p>
          </table:table-cell>
          <table:table-cell table:formula="of:=100*([.$I19]+[.$N$1])/([.Z$3]+[.$N$1])" office:value-type="float" office:value="95.2380952380952" calcext:value-type="float">
            <text:p>95</text:p>
          </table:table-cell>
          <table:table-cell table:formula="of:=100*([.$I19]+[.$N$1])/([.AA$3]+[.$N$1])" office:value-type="float" office:value="90.9090909090909" calcext:value-type="float">
            <text:p>91</text:p>
          </table:table-cell>
          <table:table-cell table:formula="of:=100*([.$I19]+[.$N$1])/([.AB$3]+[.$N$1])" office:value-type="float" office:value="86.9565217391304" calcext:value-type="float">
            <text:p>87</text:p>
          </table:table-cell>
          <table:table-cell table:formula="of:=100*([.$I19]+[.$N$1])/([.AC$3]+[.$N$1])" office:value-type="float" office:value="83.3333333333333" calcext:value-type="float">
            <text:p>83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100*([.$I20]+[.$N$1])/([.J$3]+[.$N$1])" office:value-type="float" office:value="420" calcext:value-type="float">
            <text:p>420</text:p>
          </table:table-cell>
          <table:table-cell table:formula="of:=100*([.$I20]+[.$N$1])/([.K$3]+[.$N$1])" office:value-type="float" office:value="350" calcext:value-type="float">
            <text:p>350</text:p>
          </table:table-cell>
          <table:table-cell table:formula="of:=100*([.$I20]+[.$N$1])/([.L$3]+[.$N$1])" office:value-type="float" office:value="300" calcext:value-type="float">
            <text:p>300</text:p>
          </table:table-cell>
          <table:table-cell table:formula="of:=100*([.$I20]+[.$N$1])/([.M$3]+[.$N$1])" office:value-type="float" office:value="262.5" calcext:value-type="float">
            <text:p>263</text:p>
          </table:table-cell>
          <table:table-cell table:formula="of:=100*([.$I20]+[.$N$1])/([.N$3]+[.$N$1])" office:value-type="float" office:value="233.333333333333" calcext:value-type="float">
            <text:p>233</text:p>
          </table:table-cell>
          <table:table-cell table:formula="of:=100*([.$I20]+[.$N$1])/([.O$3]+[.$N$1])" office:value-type="float" office:value="210" calcext:value-type="float">
            <text:p>210</text:p>
          </table:table-cell>
          <table:table-cell table:formula="of:=100*([.$I20]+[.$N$1])/([.P$3]+[.$N$1])" office:value-type="float" office:value="190.909090909091" calcext:value-type="float">
            <text:p>191</text:p>
          </table:table-cell>
          <table:table-cell table:formula="of:=100*([.$I20]+[.$N$1])/([.Q$3]+[.$N$1])" office:value-type="float" office:value="175" calcext:value-type="float">
            <text:p>175</text:p>
          </table:table-cell>
          <table:table-cell table:formula="of:=100*([.$I20]+[.$N$1])/([.R$3]+[.$N$1])" office:value-type="float" office:value="161.538461538462" calcext:value-type="float">
            <text:p>162</text:p>
          </table:table-cell>
          <table:table-cell table:formula="of:=100*([.$I20]+[.$N$1])/([.S$3]+[.$N$1])" office:value-type="float" office:value="150" calcext:value-type="float">
            <text:p>150</text:p>
          </table:table-cell>
          <table:table-cell table:formula="of:=100*([.$I20]+[.$N$1])/([.T$3]+[.$N$1])" office:value-type="float" office:value="140" calcext:value-type="float">
            <text:p>140</text:p>
          </table:table-cell>
          <table:table-cell table:formula="of:=100*([.$I20]+[.$N$1])/([.U$3]+[.$N$1])" office:value-type="float" office:value="131.25" calcext:value-type="float">
            <text:p>131</text:p>
          </table:table-cell>
          <table:table-cell table:formula="of:=100*([.$I20]+[.$N$1])/([.V$3]+[.$N$1])" office:value-type="float" office:value="123.529411764706" calcext:value-type="float">
            <text:p>124</text:p>
          </table:table-cell>
          <table:table-cell table:formula="of:=100*([.$I20]+[.$N$1])/([.W$3]+[.$N$1])" office:value-type="float" office:value="116.666666666667" calcext:value-type="float">
            <text:p>117</text:p>
          </table:table-cell>
          <table:table-cell table:formula="of:=100*([.$I20]+[.$N$1])/([.X$3]+[.$N$1])" office:value-type="float" office:value="110.526315789474" calcext:value-type="float">
            <text:p>111</text:p>
          </table:table-cell>
          <table:table-cell table:formula="of:=100*([.$I20]+[.$N$1])/([.Y$3]+[.$N$1])" office:value-type="float" office:value="105" calcext:value-type="float">
            <text:p>105</text:p>
          </table:table-cell>
          <table:table-cell table:formula="of:=100*([.$I20]+[.$N$1])/([.Z$3]+[.$N$1])" office:value-type="float" office:value="100" calcext:value-type="float">
            <text:p>100</text:p>
          </table:table-cell>
          <table:table-cell table:formula="of:=100*([.$I20]+[.$N$1])/([.AA$3]+[.$N$1])" office:value-type="float" office:value="95.4545454545455" calcext:value-type="float">
            <text:p>95</text:p>
          </table:table-cell>
          <table:table-cell table:formula="of:=100*([.$I20]+[.$N$1])/([.AB$3]+[.$N$1])" office:value-type="float" office:value="91.304347826087" calcext:value-type="float">
            <text:p>91</text:p>
          </table:table-cell>
          <table:table-cell table:formula="of:=100*([.$I20]+[.$N$1])/([.AC$3]+[.$N$1])" office:value-type="float" office:value="87.5" calcext:value-type="float">
            <text:p>88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100*([.$I21]+[.$N$1])/([.J$3]+[.$N$1])" office:value-type="float" office:value="440" calcext:value-type="float">
            <text:p>440</text:p>
          </table:table-cell>
          <table:table-cell table:formula="of:=100*([.$I21]+[.$N$1])/([.K$3]+[.$N$1])" office:value-type="float" office:value="366.666666666667" calcext:value-type="float">
            <text:p>367</text:p>
          </table:table-cell>
          <table:table-cell table:formula="of:=100*([.$I21]+[.$N$1])/([.L$3]+[.$N$1])" office:value-type="float" office:value="314.285714285714" calcext:value-type="float">
            <text:p>314</text:p>
          </table:table-cell>
          <table:table-cell table:formula="of:=100*([.$I21]+[.$N$1])/([.M$3]+[.$N$1])" office:value-type="float" office:value="275" calcext:value-type="float">
            <text:p>275</text:p>
          </table:table-cell>
          <table:table-cell table:formula="of:=100*([.$I21]+[.$N$1])/([.N$3]+[.$N$1])" office:value-type="float" office:value="244.444444444444" calcext:value-type="float">
            <text:p>244</text:p>
          </table:table-cell>
          <table:table-cell table:formula="of:=100*([.$I21]+[.$N$1])/([.O$3]+[.$N$1])" office:value-type="float" office:value="220" calcext:value-type="float">
            <text:p>220</text:p>
          </table:table-cell>
          <table:table-cell table:formula="of:=100*([.$I21]+[.$N$1])/([.P$3]+[.$N$1])" office:value-type="float" office:value="200" calcext:value-type="float">
            <text:p>200</text:p>
          </table:table-cell>
          <table:table-cell table:formula="of:=100*([.$I21]+[.$N$1])/([.Q$3]+[.$N$1])" office:value-type="float" office:value="183.333333333333" calcext:value-type="float">
            <text:p>183</text:p>
          </table:table-cell>
          <table:table-cell table:formula="of:=100*([.$I21]+[.$N$1])/([.R$3]+[.$N$1])" office:value-type="float" office:value="169.230769230769" calcext:value-type="float">
            <text:p>169</text:p>
          </table:table-cell>
          <table:table-cell table:formula="of:=100*([.$I21]+[.$N$1])/([.S$3]+[.$N$1])" office:value-type="float" office:value="157.142857142857" calcext:value-type="float">
            <text:p>157</text:p>
          </table:table-cell>
          <table:table-cell table:formula="of:=100*([.$I21]+[.$N$1])/([.T$3]+[.$N$1])" office:value-type="float" office:value="146.666666666667" calcext:value-type="float">
            <text:p>147</text:p>
          </table:table-cell>
          <table:table-cell table:formula="of:=100*([.$I21]+[.$N$1])/([.U$3]+[.$N$1])" office:value-type="float" office:value="137.5" calcext:value-type="float">
            <text:p>138</text:p>
          </table:table-cell>
          <table:table-cell table:formula="of:=100*([.$I21]+[.$N$1])/([.V$3]+[.$N$1])" office:value-type="float" office:value="129.411764705882" calcext:value-type="float">
            <text:p>129</text:p>
          </table:table-cell>
          <table:table-cell table:formula="of:=100*([.$I21]+[.$N$1])/([.W$3]+[.$N$1])" office:value-type="float" office:value="122.222222222222" calcext:value-type="float">
            <text:p>122</text:p>
          </table:table-cell>
          <table:table-cell table:formula="of:=100*([.$I21]+[.$N$1])/([.X$3]+[.$N$1])" office:value-type="float" office:value="115.789473684211" calcext:value-type="float">
            <text:p>116</text:p>
          </table:table-cell>
          <table:table-cell table:formula="of:=100*([.$I21]+[.$N$1])/([.Y$3]+[.$N$1])" office:value-type="float" office:value="110" calcext:value-type="float">
            <text:p>110</text:p>
          </table:table-cell>
          <table:table-cell table:formula="of:=100*([.$I21]+[.$N$1])/([.Z$3]+[.$N$1])" office:value-type="float" office:value="104.761904761905" calcext:value-type="float">
            <text:p>105</text:p>
          </table:table-cell>
          <table:table-cell table:formula="of:=100*([.$I21]+[.$N$1])/([.AA$3]+[.$N$1])" office:value-type="float" office:value="100" calcext:value-type="float">
            <text:p>100</text:p>
          </table:table-cell>
          <table:table-cell table:formula="of:=100*([.$I21]+[.$N$1])/([.AB$3]+[.$N$1])" office:value-type="float" office:value="95.6521739130435" calcext:value-type="float">
            <text:p>96</text:p>
          </table:table-cell>
          <table:table-cell table:formula="of:=100*([.$I21]+[.$N$1])/([.AC$3]+[.$N$1])" office:value-type="float" office:value="91.6666666666667" calcext:value-type="float">
            <text:p>9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100*([.$I22]+[.$N$1])/([.J$3]+[.$N$1])" office:value-type="float" office:value="460" calcext:value-type="float">
            <text:p>460</text:p>
          </table:table-cell>
          <table:table-cell table:formula="of:=100*([.$I22]+[.$N$1])/([.K$3]+[.$N$1])" office:value-type="float" office:value="383.333333333333" calcext:value-type="float">
            <text:p>383</text:p>
          </table:table-cell>
          <table:table-cell table:formula="of:=100*([.$I22]+[.$N$1])/([.L$3]+[.$N$1])" office:value-type="float" office:value="328.571428571429" calcext:value-type="float">
            <text:p>329</text:p>
          </table:table-cell>
          <table:table-cell table:formula="of:=100*([.$I22]+[.$N$1])/([.M$3]+[.$N$1])" office:value-type="float" office:value="287.5" calcext:value-type="float">
            <text:p>288</text:p>
          </table:table-cell>
          <table:table-cell table:formula="of:=100*([.$I22]+[.$N$1])/([.N$3]+[.$N$1])" office:value-type="float" office:value="255.555555555556" calcext:value-type="float">
            <text:p>256</text:p>
          </table:table-cell>
          <table:table-cell table:formula="of:=100*([.$I22]+[.$N$1])/([.O$3]+[.$N$1])" office:value-type="float" office:value="230" calcext:value-type="float">
            <text:p>230</text:p>
          </table:table-cell>
          <table:table-cell table:formula="of:=100*([.$I22]+[.$N$1])/([.P$3]+[.$N$1])" office:value-type="float" office:value="209.090909090909" calcext:value-type="float">
            <text:p>209</text:p>
          </table:table-cell>
          <table:table-cell table:formula="of:=100*([.$I22]+[.$N$1])/([.Q$3]+[.$N$1])" office:value-type="float" office:value="191.666666666667" calcext:value-type="float">
            <text:p>192</text:p>
          </table:table-cell>
          <table:table-cell table:formula="of:=100*([.$I22]+[.$N$1])/([.R$3]+[.$N$1])" office:value-type="float" office:value="176.923076923077" calcext:value-type="float">
            <text:p>177</text:p>
          </table:table-cell>
          <table:table-cell table:formula="of:=100*([.$I22]+[.$N$1])/([.S$3]+[.$N$1])" office:value-type="float" office:value="164.285714285714" calcext:value-type="float">
            <text:p>164</text:p>
          </table:table-cell>
          <table:table-cell table:formula="of:=100*([.$I22]+[.$N$1])/([.T$3]+[.$N$1])" office:value-type="float" office:value="153.333333333333" calcext:value-type="float">
            <text:p>153</text:p>
          </table:table-cell>
          <table:table-cell table:formula="of:=100*([.$I22]+[.$N$1])/([.U$3]+[.$N$1])" office:value-type="float" office:value="143.75" calcext:value-type="float">
            <text:p>144</text:p>
          </table:table-cell>
          <table:table-cell table:formula="of:=100*([.$I22]+[.$N$1])/([.V$3]+[.$N$1])" office:value-type="float" office:value="135.294117647059" calcext:value-type="float">
            <text:p>135</text:p>
          </table:table-cell>
          <table:table-cell table:formula="of:=100*([.$I22]+[.$N$1])/([.W$3]+[.$N$1])" office:value-type="float" office:value="127.777777777778" calcext:value-type="float">
            <text:p>128</text:p>
          </table:table-cell>
          <table:table-cell table:formula="of:=100*([.$I22]+[.$N$1])/([.X$3]+[.$N$1])" office:value-type="float" office:value="121.052631578947" calcext:value-type="float">
            <text:p>121</text:p>
          </table:table-cell>
          <table:table-cell table:formula="of:=100*([.$I22]+[.$N$1])/([.Y$3]+[.$N$1])" office:value-type="float" office:value="115" calcext:value-type="float">
            <text:p>115</text:p>
          </table:table-cell>
          <table:table-cell table:formula="of:=100*([.$I22]+[.$N$1])/([.Z$3]+[.$N$1])" office:value-type="float" office:value="109.52380952381" calcext:value-type="float">
            <text:p>110</text:p>
          </table:table-cell>
          <table:table-cell table:formula="of:=100*([.$I22]+[.$N$1])/([.AA$3]+[.$N$1])" office:value-type="float" office:value="104.545454545455" calcext:value-type="float">
            <text:p>105</text:p>
          </table:table-cell>
          <table:table-cell table:formula="of:=100*([.$I22]+[.$N$1])/([.AB$3]+[.$N$1])" office:value-type="float" office:value="100" calcext:value-type="float">
            <text:p>100</text:p>
          </table:table-cell>
          <table:table-cell table:formula="of:=100*([.$I22]+[.$N$1])/([.AC$3]+[.$N$1])" office:value-type="float" office:value="95.8333333333333" calcext:value-type="float">
            <text:p>96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100*([.$I23]+[.$N$1])/([.J$3]+[.$N$1])" office:value-type="float" office:value="480" calcext:value-type="float">
            <text:p>480</text:p>
          </table:table-cell>
          <table:table-cell table:formula="of:=100*([.$I23]+[.$N$1])/([.K$3]+[.$N$1])" office:value-type="float" office:value="400" calcext:value-type="float">
            <text:p>400</text:p>
          </table:table-cell>
          <table:table-cell table:formula="of:=100*([.$I23]+[.$N$1])/([.L$3]+[.$N$1])" office:value-type="float" office:value="342.857142857143" calcext:value-type="float">
            <text:p>343</text:p>
          </table:table-cell>
          <table:table-cell table:formula="of:=100*([.$I23]+[.$N$1])/([.M$3]+[.$N$1])" office:value-type="float" office:value="300" calcext:value-type="float">
            <text:p>300</text:p>
          </table:table-cell>
          <table:table-cell table:formula="of:=100*([.$I23]+[.$N$1])/([.N$3]+[.$N$1])" office:value-type="float" office:value="266.666666666667" calcext:value-type="float">
            <text:p>267</text:p>
          </table:table-cell>
          <table:table-cell table:formula="of:=100*([.$I23]+[.$N$1])/([.O$3]+[.$N$1])" office:value-type="float" office:value="240" calcext:value-type="float">
            <text:p>240</text:p>
          </table:table-cell>
          <table:table-cell table:formula="of:=100*([.$I23]+[.$N$1])/([.P$3]+[.$N$1])" office:value-type="float" office:value="218.181818181818" calcext:value-type="float">
            <text:p>218</text:p>
          </table:table-cell>
          <table:table-cell table:formula="of:=100*([.$I23]+[.$N$1])/([.Q$3]+[.$N$1])" office:value-type="float" office:value="200" calcext:value-type="float">
            <text:p>200</text:p>
          </table:table-cell>
          <table:table-cell table:formula="of:=100*([.$I23]+[.$N$1])/([.R$3]+[.$N$1])" office:value-type="float" office:value="184.615384615385" calcext:value-type="float">
            <text:p>185</text:p>
          </table:table-cell>
          <table:table-cell table:formula="of:=100*([.$I23]+[.$N$1])/([.S$3]+[.$N$1])" office:value-type="float" office:value="171.428571428571" calcext:value-type="float">
            <text:p>171</text:p>
          </table:table-cell>
          <table:table-cell table:formula="of:=100*([.$I23]+[.$N$1])/([.T$3]+[.$N$1])" office:value-type="float" office:value="160" calcext:value-type="float">
            <text:p>160</text:p>
          </table:table-cell>
          <table:table-cell table:formula="of:=100*([.$I23]+[.$N$1])/([.U$3]+[.$N$1])" office:value-type="float" office:value="150" calcext:value-type="float">
            <text:p>150</text:p>
          </table:table-cell>
          <table:table-cell table:formula="of:=100*([.$I23]+[.$N$1])/([.V$3]+[.$N$1])" office:value-type="float" office:value="141.176470588235" calcext:value-type="float">
            <text:p>141</text:p>
          </table:table-cell>
          <table:table-cell table:formula="of:=100*([.$I23]+[.$N$1])/([.W$3]+[.$N$1])" office:value-type="float" office:value="133.333333333333" calcext:value-type="float">
            <text:p>133</text:p>
          </table:table-cell>
          <table:table-cell table:formula="of:=100*([.$I23]+[.$N$1])/([.X$3]+[.$N$1])" office:value-type="float" office:value="126.315789473684" calcext:value-type="float">
            <text:p>126</text:p>
          </table:table-cell>
          <table:table-cell table:formula="of:=100*([.$I23]+[.$N$1])/([.Y$3]+[.$N$1])" office:value-type="float" office:value="120" calcext:value-type="float">
            <text:p>120</text:p>
          </table:table-cell>
          <table:table-cell table:formula="of:=100*([.$I23]+[.$N$1])/([.Z$3]+[.$N$1])" office:value-type="float" office:value="114.285714285714" calcext:value-type="float">
            <text:p>114</text:p>
          </table:table-cell>
          <table:table-cell table:formula="of:=100*([.$I23]+[.$N$1])/([.AA$3]+[.$N$1])" office:value-type="float" office:value="109.090909090909" calcext:value-type="float">
            <text:p>109</text:p>
          </table:table-cell>
          <table:table-cell table:formula="of:=100*([.$I23]+[.$N$1])/([.AB$3]+[.$N$1])" office:value-type="float" office:value="104.347826086957" calcext:value-type="float">
            <text:p>104</text:p>
          </table:table-cell>
          <table:table-cell table:formula="of:=100*([.$I23]+[.$N$1])/([.AC$3]+[.$N$1])" office:value-type="float" office:value="100" calcext:value-type="float">
            <text:p>100</text:p>
          </table:table-cell>
          <table:table-cell table:number-columns-repeated="99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5:33:02.621968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14T15:41:20.846962276</dc:date>
    <meta:editing-duration>PT1H54M</meta:editing-duration>
    <meta:editing-cycles>10</meta:editing-cycles>
    <meta:document-statistic meta:table-count="1" meta:cell-count="529" meta:object-count="0"/>
  </office:meta>
</office:document-meta>
</file>